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Purisa" fo:font-size="6pt" fo:font-weight="bold" style:font-size-asian="6pt" style:font-weight-asian="bold" style:font-size-complex="6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color="#333333" style:text-outline="false" style:text-line-through-style="none" style:text-line-through-type="none" style:font-name="Purisa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10pt" style:font-size-asian="10pt" style:font-size-complex="10pt"/>
    </style:style>
    <style:style style:name="ce10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vertical-align="top"/>
    </style:style>
    <style:style style:name="T1" style:family="text">
      <style:text-properties style:text-overline-style="none" style:text-overline-color="font-color" style:language-asian="zh" style:country-asian="CN" fo:text-shadow="none" fo:font-style="normal" style:text-underline-style="none" style:text-underline-color="font-color" fo:font-size="10.5pt" fo:color="#333333" style:font-name-complex="Lohit Devanagari" style:font-size-complex="10.5pt" style:font-weight-complex="bold" style:font-style-complex="normal" style:language-complex="hi" style:country-complex="IN" style:text-line-through-mode="continuous" style:font-relief="none" style:text-emphasize="none" style:font-style-asian="normal" style:font-weight-asian="bold" style:font-size-asian="10.5pt" style:font-name-asian="Noto Sans CJK SC Regular" style:font-name="Purisa" fo:font-weight="bold" style:text-line-through-type="none" style:text-outline="false" fo:language="de" fo:country="DE"/>
    </style:style>
    <style:style style:name="T2" style:family="text">
      <style:text-properties style:text-overline-style="none" style:text-overline-color="font-color" style:language-asian="zh" style:country-asian="CN" fo:text-shadow="none" fo:font-style="normal" style:text-underline-style="none" style:text-underline-color="font-color" fo:color="#333333" style:font-name-complex="Lohit Devanagari" style:font-weight-complex="bold" style:font-style-complex="normal" style:language-complex="hi" style:country-complex="IN" style:text-line-through-mode="continuous" style:font-relief="none" style:text-emphasize="none" style:font-style-asian="normal" style:font-weight-asian="bold" style:font-name-asian="Noto Sans CJK SC Regular" style:font-name="Purisa" fo:font-weight="bold" style:text-line-through-type="none" style:text-outline="false" fo:language="de" fo:country="DE" style:font-size-asian="12pt" style:font-size-complex="12pt" fo:font-size="12pt"/>
    </style:style>
    <style:style style:name="T3" style:family="text">
      <style:text-properties style:text-overline-style="none" style:text-overline-color="font-color" style:language-asian="zh" style:country-asian="CN" fo:text-shadow="none" fo:font-style="normal" style:text-underline-style="none" style:text-underline-color="font-color" style:font-name-complex="Lohit Devanagari" style:font-weight-complex="bold" style:font-style-complex="normal" style:language-complex="hi" style:country-complex="IN" style:text-line-through-mode="continuous" style:font-relief="none" style:text-emphasize="none" style:font-style-asian="normal" style:font-weight-asian="bold" style:font-name-asian="Noto Sans CJK SC Regular" style:font-name="Purisa" fo:font-weight="bold" style:text-line-through-type="none" style:text-outline="false" fo:language="de" fo:country="DE" fo:font-size="10pt" style:font-size-asian="10pt" style:font-size-complex="10pt"/>
    </style:style>
    <style:style style:name="T4" style:family="text">
      <style:text-properties style:text-overline-style="none" style:text-overline-color="font-color" style:language-asian="zh" style:country-asian="CN" fo:text-shadow="none" fo:font-style="normal" style:text-underline-style="none" style:text-underline-color="font-color" style:font-name-complex="Lohit Devanagari" style:font-weight-complex="bold" style:font-style-complex="normal" style:language-complex="hi" style:country-complex="IN" style:text-line-through-mode="continuous" style:font-relief="none" style:text-emphasize="none" style:font-style-asian="normal" style:font-weight-asian="bold" style:font-name-asian="Noto Sans CJK SC Regular" style:font-name="Purisa" fo:font-weight="bold" style:text-line-through-type="none" style:text-outline="false" fo:language="de" fo:country="DE" style:font-size-complex="10.5pt" fo:color="#333333" fo:font-size="10.5pt" style:font-size-asian="10.5pt"/>
    </style:style>
    <style:style style:name="T5" style:family="text">
      <style:text-properties style:language-complex="hi" style:country-complex="IN" style:font-relief="none" style:font-style-complex="normal" style:font-weight-complex="bold" style:font-size-complex="12pt" style:font-name-complex="Lohit Devanagari" fo:color="#333333" style:text-underline-style="none" style:text-underline-color="font-color" fo:font-style="normal" fo:text-shadow="none" fo:language="de" fo:country="DE" style:font-style-asian="normal" style:language-asian="zh" style:country-asian="CN" style:text-line-through-mode="continuous" style:text-outline="false" style:text-line-through-type="none" fo:font-weight="bold" style:font-name="Purisa" style:font-name-asian="Noto Sans CJK SC Regular" style:font-size-asian="12pt" style:font-weight-asian="bold" style:text-emphasize="none" style:text-overline-style="none" style:text-overline-color="font-color"/>
    </style:style>
    <style:style style:name="T6" style:family="text">
      <style:text-properties style:language-complex="hi" style:country-complex="IN" style:font-relief="none" style:font-style-complex="normal" style:font-weight-complex="bold" style:font-name-complex="Lohit Devanagari" style:text-underline-style="none" style:text-underline-color="font-color" fo:font-style="normal" fo:text-shadow="none" fo:language="de" fo:country="DE" style:font-style-asian="normal" style:language-asian="zh" style:country-asian="CN" style:text-line-through-mode="continuous" style:text-outline="false" style:text-line-through-type="none" fo:font-weight="bold" style:font-name="Purisa" style:font-name-asian="Noto Sans CJK SC Regular" style:font-weight-asian="bold" style:text-emphasize="none" style:text-overline-style="none" style:text-overline-color="font-color" style:font-size-asian="10pt" style:font-size-complex="10pt"/>
    </style:style>
    <style:style style:name="T7" style:family="text">
      <style:text-properties style:language-complex="hi" style:country-complex="IN" style:font-relief="none" style:font-style-complex="normal" style:font-weight-complex="bold" style:font-name-complex="Lohit Devanagari" style:text-underline-style="none" style:text-underline-color="font-color" fo:font-style="normal" fo:text-shadow="none" fo:language="de" fo:country="DE" style:font-style-asian="normal" style:language-asian="zh" style:country-asian="CN" style:text-line-through-mode="continuous" style:text-outline="false" style:text-line-through-type="none" fo:font-weight="bold" style:font-name="Purisa" style:font-name-asian="Noto Sans CJK SC Regular" style:font-weight-asian="bold" style:text-emphasize="none" style:text-overline-style="none" style:text-overline-color="font-color" style:font-size-complex="12pt" fo:color="#333333" style:font-size-asian="12pt"/>
    </style:style>
    <style:style style:name="T8" style:family="text">
      <style:text-properties style:language-complex="hi" style:country-complex="IN" style:font-relief="none" style:font-style-complex="normal" style:font-weight-complex="bold" style:font-size-complex="10.5pt" style:font-name-complex="Lohit Devanagari" fo:color="#333333" fo:font-size="10.5pt" style:text-underline-style="none" style:text-underline-color="font-color" fo:font-style="normal" fo:text-shadow="none" fo:language="de" fo:country="DE" style:language-asian="zh" style:country-asian="CN" style:text-line-through-mode="continuous" style:text-outline="false" style:text-line-through-type="none" fo:font-weight="bold" style:font-name="Purisa" style:font-name-asian="Noto Sans CJK SC Regular" style:font-size-asian="10.5pt" style:font-weight-asian="bold" style:font-style-asian="normal" style:text-emphasize="none" style:text-overline-style="none" style:text-overline-color="font-color"/>
    </style:style>
    <style:style style:name="T9" style:family="text">
      <style:text-properties style:language-complex="hi" style:country-complex="IN" style:font-relief="none" style:font-style-complex="normal" style:font-weight-complex="bold" style:font-name-complex="Lohit Devanagari" style:text-underline-style="none" style:text-underline-color="font-color" fo:font-style="normal" fo:text-shadow="none" fo:language="de" fo:country="DE" style:language-asian="zh" style:country-asian="CN" style:text-line-through-mode="continuous" style:text-outline="false" style:text-line-through-type="none" fo:font-weight="bold" style:font-name="Purisa" style:font-name-asian="Noto Sans CJK SC Regular" style:font-weight-asian="bold" style:font-style-asian="normal" style:text-emphasize="none" style:text-overline-style="none" style:text-overline-color="font-color" style:font-size-complex="10pt" style:font-size-asian="10pt" fo:font-size="10pt"/>
    </style:style>
    <style:style style:name="T10" style:family="text">
      <style:text-properties style:language-complex="hi" style:country-complex="IN" style:font-relief="none" style:font-style-complex="normal" style:font-weight-complex="bold" style:font-name-complex="Lohit Devanagari" style:text-underline-style="none" style:text-underline-color="font-color" fo:font-style="normal" fo:text-shadow="none" fo:language="de" fo:country="DE" style:language-asian="zh" style:country-asian="CN" style:text-line-through-mode="continuous" style:text-outline="false" style:text-line-through-type="none" fo:font-weight="bold" style:font-name="Purisa" style:font-name-asian="Noto Sans CJK SC Regular" style:font-weight-asian="bold" style:font-style-asian="normal" style:text-emphasize="none" style:text-overline-style="none" style:text-overline-color="font-color" style:font-size-complex="10.5pt" fo:color="#333333" fo:font-size="10.5pt" style:font-size-asian="10.5pt"/>
    </style:style>
    <style:style style:name="T11" style:family="text">
      <style:text-properties style:language-complex="hi" style:country-complex="IN" style:font-relief="none" style:font-style-complex="normal" style:font-weight-complex="bold" style:font-name-complex="Lohit Devanagari" fo:color="#333333" style:text-underline-style="none" style:text-underline-color="font-color" fo:font-style="normal" fo:text-shadow="none" fo:language="de" fo:country="DE" style:language-asian="zh" style:country-asian="CN" style:text-line-through-mode="continuous" style:text-outline="false" style:text-line-through-type="none" fo:font-weight="bold" style:font-name="Purisa" style:font-name-asian="Noto Sans CJK SC Regular" style:font-weight-asian="bold" style:font-style-asian="normal" style:text-emphasize="none" style:text-overline-style="none" style:text-overline-color="font-color" style:font-size-complex="12pt" fo:font-size="12pt" style:font-size-asian="12pt"/>
    </style:style>
    <style:style style:name="T12" style:family="text">
      <style:text-properties style:language-complex="hi" style:country-complex="IN" style:font-relief="none" style:font-style-complex="normal" style:font-weight-complex="bold" style:font-name-complex="Lohit Devanagari" style:text-underline-style="none" style:text-underline-color="font-color" fo:font-style="normal" fo:text-shadow="none" fo:language="de" fo:country="DE" style:language-asian="zh" style:country-asian="CN" style:text-line-through-mode="continuous" style:text-outline="false" style:text-line-through-type="none" fo:font-weight="bold" style:font-name="Purisa" style:font-name-asian="Noto Sans CJK SC Regular" style:font-weight-asian="bold" style:font-style-asian="normal" style:text-emphasize="none" style:text-overline-style="none" style:text-overline-color="font-color" fo:font-size="10pt" style:font-size-asian="10pt" style:font-size-complex="10pt"/>
    </style:style>
    <style:style style:name="T13" style:family="text">
      <style:text-properties style:font-style-asian="normal" style:font-size-complex="10pt" style:text-line-through-mode="continuous" style:language-complex="hi" style:country-complex="IN" style:text-emphasize="none" style:font-weight-asian="bold" style:font-name-asian="Noto Sans CJK SC Regular" style:font-name="Purisa" fo:font-weight="bold" style:text-line-through-type="none" style:text-outline="false" style:font-relief="none" style:language-asian="zh" style:country-asian="CN" fo:language="de" fo:country="DE" fo:font-size="10pt" style:text-overline-style="none" style:text-overline-color="font-color" style:font-style-complex="normal" style:font-weight-complex="bold" style:font-name-complex="Lohit Devanagari" fo:color="#333333" style:text-underline-style="none" style:text-underline-color="font-color" fo:font-style="normal" fo:text-shadow="none" style:font-size-asian="10pt"/>
    </style:style>
    <style:style style:name="T14" style:family="text">
      <style:text-properties style:font-style-asian="normal" style:font-size-complex="10pt" style:text-line-through-mode="continuous" style:language-complex="hi" style:country-complex="IN" style:text-emphasize="none" style:font-weight-asian="bold" style:font-name-asian="Noto Sans CJK SC Regular" style:font-name="Purisa" fo:font-weight="bold" style:text-line-through-type="none" style:text-outline="false" style:font-relief="none" style:language-asian="zh" style:country-asian="CN" fo:language="de" fo:country="DE" fo:font-size="10pt" style:text-overline-style="none" style:text-overline-color="font-color" style:font-style-complex="normal" style:font-weight-complex="bold" style:font-name-complex="Lohit Devanagari" style:text-underline-style="none" style:text-underline-color="font-color" fo:font-style="normal" fo:text-shadow="none" style:font-size-asian="10pt"/>
    </style:style>
    <style:style style:name="T15" style:family="text">
      <style:text-properties style:font-style-asian="normal" style:text-line-through-mode="continuous" style:language-complex="hi" style:country-complex="IN" style:text-emphasize="none" style:font-weight-asian="bold" style:font-name-asian="Noto Sans CJK SC Regular" style:font-name="Purisa" fo:font-weight="bold" style:text-line-through-type="none" style:text-outline="false" style:font-relief="none" style:language-asian="zh" style:country-asian="CN" fo:language="de" fo:country="DE" style:text-overline-style="none" style:text-overline-color="font-color" style:font-style-complex="normal" style:font-weight-complex="bold" style:font-name-complex="Lohit Devanagari" style:text-underline-style="none" style:text-underline-color="font-color" fo:font-style="normal" fo:text-shadow="none" fo:font-size="10.5pt" style:font-size-asian="10.5pt" style:font-size-complex="10.5pt" fo:color="#333333"/>
    </style:style>
    <style:style style:name="T16" style:family="text">
      <style:text-properties style:font-name-asian="Noto Sans CJK SC Regular" style:language-asian="zh" style:country-asian="CN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font-name="Purisa" style:text-overline-style="none" style:text-overline-color="font-color" fo:color="#333333" fo:language="de" fo:country="DE" style:text-line-through-mode="continuous" fo:text-shadow="none" style:text-outline="false" fo:font-style="normal" style:text-line-through-type="none" style:text-underline-style="none" style:text-underline-color="font-color" fo:font-weight="bold" fo:font-size="12pt" style:language-complex="hi" style:country-complex="IN"/>
    </style:style>
    <style:style style:name="T17" style:family="text">
      <style:text-properties style:font-name-asian="Noto Sans CJK SC Regular" style:language-asian="zh" style:country-asian="CN" style:font-relief="none" style:text-emphasize="none" style:font-style-complex="normal" style:font-style-asian="normal" style:font-weight-complex="bold" style:font-weight-asian="bold" style:font-name-complex="Lohit Devanagari" style:font-name="Purisa" style:text-overline-style="none" style:text-overline-color="font-color" fo:color="#333333" fo:language="de" fo:country="DE" style:text-line-through-mode="continuous" fo:text-shadow="none" style:text-outline="false" fo:font-style="normal" style:text-line-through-type="none" style:text-underline-style="none" style:text-underline-color="font-color" fo:font-weight="bold" style:language-complex="hi" style:country-complex="IN" style:font-size-asian="8pt" style:font-size-complex="8pt"/>
    </style:style>
    <style:style style:name="T18" style:family="text">
      <style:text-properties fo:color="#333333" fo:font-weight="normal" style:font-weight-asian="normal" style:font-weight-complex="normal"/>
    </style:style>
    <style:style style:name="T19" style:family="text">
      <style:text-properties fo:font-weight="normal" style:font-weight-asian="normal" style:font-weight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7"/>
        <table:table-column table:style-name="co2" table:number-columns-repeated="1020" table:default-cell-style-name="ce10"/>
        <table:table-row table:style-name="ro1">
          <table:table-cell table:style-name="ce4" office:value-type="string" calcext:value-type="string">
            <text:p>.</text:p>
          </table:table-cell>
          <table:table-cell table:style-name="ce1" table:number-columns-repeated="3"/>
          <table:table-cell table:style-name="Default" table:number-columns-repeated="1020"/>
        </table:table-row>
        <table:table-row table:style-name="ro1">
          <table:table-cell table:style-name="ce6" office:value-type="string" calcext:value-type="string">
            <text:p><text:span text:style-name="T1">__.__</text:span><text:span text:style-name="T2"> </text:span><text:span text:style-name="T3">Montag</text:span><text:span text:style-name="T4"> __.__</text:span></text:p>
          </table:table-cell>
          <table:table-cell table:style-name="ce6" office:value-type="string" calcext:value-type="string">
            <text:p><text:span text:style-name="T8">__.__ </text:span><text:span text:style-name="T9">Dienstag</text:span><text:span text:style-name="T10"> __.__</text:span></text:p>
          </table:table-cell>
          <table:table-cell table:style-name="ce6" office:value-type="string" calcext:value-type="string">
            <text:p><text:span text:style-name="T8">__.__</text:span><text:span text:style-name="T11"> </text:span><text:span text:style-name="T12">Mittwoch </text:span><text:span text:style-name="T10">__.__</text:span></text:p>
          </table:table-cell>
          <table:table-cell table:style-name="ce6" office:value-type="string" calcext:value-type="string">
            <text:p><text:span text:style-name="T13">__.__ </text:span><text:span text:style-name="T14">Donnerstag</text:span><text:span text:style-name="T15"> __.__</text:span></text:p>
          </table:table-cell>
          <table:table-cell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<text:span text:style-name="T5">__.__ </text:span><text:span text:style-name="T6">Freitag </text:span><text:span text:style-name="T7">__.__</text:span></text:p>
          </table:table-cell>
          <table:table-cell table:number-columns-repeated="3" office:value-type="string" calcext:value-type="string">
            <text:p>◌.......................................</text:p>
          </table:table-cell>
          <table:table-cell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style-name="Default"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style-name="Default"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style-name="ce3" table:number-columns-repeated="60"/>
          <table:table-cell table:style-name="Default" table:number-columns-repeated="96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style-name="Default"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style-name="Default"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style-name="Default" table:number-columns-repeated="1020"/>
        </table:table-row>
        <table:table-row table:style-name="ro2">
          <table:table-cell table:number-columns-repeated="3" office:value-type="string" calcext:value-type="string">
            <text:p>◌.......................................</text:p>
          </table:table-cell>
          <table:table-cell table:style-name="ce9" office:value-type="string" calcext:value-type="string">
            <text:p><text:span text:style-name="T16">__.__.   </text:span><text:span text:style-name="T17">   </text:span><text:span text:style-name="T18"> </text:span><text:span text:style-name="T19">Notizen</text:span></text:p>
          </table:table-cell>
          <table:table-cell table:style-name="Default" table:number-columns-repeated="1020"/>
        </table:table-row>
        <table:table-row table:style-name="ro2">
          <table:table-cell table:style-name="Default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14.801cm" style:num-format="1" style:print-orientation="landscape" fo:margin-top="0.499cm" fo:margin-bottom="0.3cm" fo:margin-left="0.499cm" fo:margin-right="0.499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.00.0000</text:date>, <text:time style:data-style-name="N2" text:time-value="11:26:06.01347287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07:44:03.102283800</meta:creation-date>
    <dc:date>2021-01-23T12:44:48.566654347</dc:date>
    <meta:editing-duration>PT4H20M27S</meta:editing-duration>
    <meta:editing-cycles>14</meta:editing-cycles>
    <meta:generator>LibreOffice/6.4.6.2$Linux_X86_64 LibreOffice_project/40$Build-2</meta:generator>
    <meta:print-date>2021-01-23T11:41:28.650321705</meta:print-date>
    <meta:document-statistic meta:table-count="1" meta:cell-count="73" meta:object-count="0"/>
  </office:meta>
</office:document-meta>
</file>